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4329" officeooo:paragraph-rsid="000643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<text:span text:style-name="Strong_20_Emphasis">Bienvenidos nuevamente al laboratorio.</text:span></text:p>
      <text:p text:style-name="Text_20_body">Vamos a hacer una pausa en el viaje de Elara para reflexionar juntos sobre una pregunta fundamental:<text:line-break/><text:span text:style-name="Strong_20_Emphasis">¿por qué nos cuesta tanto ver la realidad tal como es?</text:span></text:p>
      <text:p text:style-name="Text_20_body">Todos llegamos al mundo de la misma manera: nacemos un día cualquiera, sin haberlo pedido, y despertamos —literalmente— en un entorno desconocido.<text:line-break/>Y desde ese primer instante, sin entender nada, tenemos que actuar. Sin instrucciones, sin certezas, sin conocimiento… o con apenas un atisbo de intuición.<text:line-break/>Aun así, sobrevivimos.</text:p>
      <text:p text:style-name="Text_20_body">Y no solo eso: nos adaptamos, crecemos, aprendemos, nos defendemos, exploramos.<text:line-break/>Todo parece indicar que <text:span text:style-name="Strong_20_Emphasis">estamos bien diseñados para vivir</text:span>. Nuestra arquitectura biológica y emocional funciona.<text:line-break/>Cumplimos, sin saber cómo, con la misión para la que fuimos hechos.<text:line-break/>Y si algo —o alguien— nos diseñó, lo hizo bien.</text:p>
      <text:p text:style-name="Text_20_body">Pero llega el final, y muchas veces nos vamos <text:span text:style-name="Strong_20_Emphasis">sin haber entendido qué fue todo esto</text:span>.<text:line-break/>¿Qué es la vida?<text:line-break/>¿Por qué estoy aquí?<text:line-break/>¿Tiene esto algún sentido?</text:p>
      <text:p text:style-name="Horizontal_20_Line"/>
      <text:p text:style-name="Text_20_body"/>
      <text:p text:style-name="Standard"/>
      <text:p text:style-name="Text_20_body"><text:span text:style-name="Strong_20_Emphasis">Comprender la realidad no es fácil.</text:span><text:line-break/>Nuestros cerebros, por brillantes que nos parezcan, no son tan poderosos como solemos creer.<text:line-break/>Y sin embargo, tenemos una ventaja extraordinaria: <text:span text:style-name="Strong_20_Emphasis">sabemos colaborar</text:span>.<text:line-break/>Al sumar esfuerzos, transmitir ideas, y construir sobre el conocimiento de quienes nos precedieron, hemos aprendido a ver más allá de nuestras limitaciones individuales.</text:p>
      <text:p text:style-name="Text_20_body">Pensemos en una pregunta simple:<text:line-break/><text:span text:style-name="Strong_20_Emphasis">¿Qué es la lluvia? Por qué llueve?</text:span><text:line-break/>O incluso: <text:span text:style-name="Strong_20_Emphasis">¿qué es la Luna?</text:span><text:line-break/>Para una sola persona, sin acceso a datos, sin instrumentos, sin ayuda, estas preguntas pueden ser imposibles de responder correctamente.<text:line-break/>La imaginación, por sí sola, no basta.</text:p>
      <text:p text:style-name="Text_20_body">Durante siglos, esa imaginación nos ofreció explicaciones que hoy nos parecen ingenuas o incluso absurdas.<text:line-break/>Recordemos, por ejemplo, la antigua creencia de que la Tierra era plana.<text:line-break/>Y cuando alguien propuso que quizá era redonda, la respuesta más común fue:<text:line-break/><text:span text:style-name="Strong_20_Emphasis">“Eso no puede ser. Si la Tierra fuera redonda, la gente del otro lado se caería.”</text:span></text:p>
      <text:p text:style-name="Text_20_body"><text:soft-page-break/>Admitámoslo: tiene cierta lógica.<text:line-break/>Es lo que solemos llamar <text:span text:style-name="Emphasis">sentido común</text:span>.<text:line-break/>Y, en su momento, ese argumento fue tan fuerte que muchos lo consideraron irrefutable.</text:p>
      <text:p text:style-name="Text_20_body">Pero hay un problema: <text:span text:style-name="Strong_20_Emphasis">el razonamiento era incorrecto</text:span>.<text:line-break/>Decir que “la gente se caería” presupone que solo hay una única dirección para “abajo”, como si la gravedad no pudiera actuar hacia el centro.<text:line-break/>Incluso si nadie se hubiese caído, eso no demuestra que la Tierra no sea redonda.<text:line-break/>Tal vez estamos en “la parte de arriba” y los de abajo ya se cayeron…<text:line-break/>O quizás, simplemente, nunca hemos visto <text:span text:style-name="Emphasis">toda</text:span> la Tierra.<text:line-break/>De hecho, durante mucho tiempo se creyó que los barcos podían llegar al borde del mundo y caer.</text:p>
      <text:p text:style-name="P1">Y asi, la gente se cae tanto si es redonda como si es plana.</text:p>
      <text:p text:style-name="Text_20_body">Este tipo de errores no son rarezas del pasado ni producto de una civilización menos desarrollada.<text:line-break/><text:span text:style-name="Strong_20_Emphasis">Son la consecuencia natural de cómo pensamos todos.</text:span><text:line-break/>Nuestros cerebros buscan patrones, intentan conectar causas y efectos, y lo hacen a partir de lo que tienen a mano.<text:line-break/>El problema es que muchas veces <text:span text:style-name="Strong_20_Emphasis">esas conexiones son falsas</text:span>, aunque parezcan tener sentido.</text:p>
      <text:p text:style-name="Text_20_body">Y esto nos lleva a una pregunta incómoda:<text:line-break/>¿Será que también hoy, en pleno siglo XXI, seguimos cometiendo errores similares?<text:line-break/>¿Es posible que muchas de nuestras ideas actuales sobre la realidad estén equivocadas, aunque nos parezcan obvias?</text:p>
      <text:p text:style-name="Text_20_body">La respuesta, con toda probabilidad, es sí.<text:line-break/>Porque nuestra forma de pensar <text:span text:style-name="Strong_20_Emphasis">no ha cambiado tanto</text:span>.<text:line-break/>Y aunque el conocimiento ha crecido, los sesgos que nublan nuestra percepción siguen ahí, operando en silencio.</text:p>
      <text:p text:style-name="Horizontal_20_Line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4T19:55:04.272000000</meta:creation-date>
    <dc:date>2025-05-24T20:17:17.600000000</dc:date>
    <meta:editing-duration>PT12M3S</meta:editing-duration>
    <meta:editing-cycles>1</meta:editing-cycles>
    <meta:document-statistic meta:table-count="0" meta:image-count="0" meta:object-count="0" meta:page-count="2" meta:paragraph-count="14" meta:word-count="568" meta:character-count="3475" meta:non-whitespace-character-count="2921"/>
    <meta:generator>LibreOffice/7.3.5.2$Windows_X86_64 LibreOffice_project/184fe81b8c8c30d8b5082578aee2fed2ea847c01</meta:generator>
  </office:meta>
</office:document-meta>
</file>